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00000002801120CDC3D9280862.png" manifest:media-type="image/png"/>
  <manifest:file-entry manifest:full-path="Pictures/10000201000005000000046475982D7997FF308E.png" manifest:media-type="image/png"/>
  <manifest:file-entry manifest:full-path="Pictures/1000020100000780000004CD3D56601A41D2C651.png" manifest:media-type="image/png"/>
  <manifest:file-entry manifest:full-path="Pictures/10000201000003AE00000500830AE1D7E1F1769F.png" manifest:media-type="image/png"/>
  <manifest:file-entry manifest:full-path="Pictures/100002010000039600000500B96BE348454538A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 Arabic UI1" svg:font-family="'Noto Sans Arabic U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7e98c"/>
    </style:style>
    <style:style style:name="P2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fo:font-size="26pt" fo:font-weight="bold" style:font-size-asian="26pt" style:font-weight-asian="bold" style:font-size-complex="26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6902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/>
      <text:p text:style-name="P1"/>
      <text:p text:style-name="P1"><draw:frame draw:style-name="fr2" draw:name="Image2" text:anchor-type="char" svg:width="0.961in" svg:height="1.3953in" draw:z-index="2"><draw:image xlink:href="Pictures/100002010000039600000500B96BE348454538A0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4" text:anchor-type="char" svg:x="2.8846in" svg:y="0.0311in" svg:width="1.1209in" svg:height="1.5228in" draw:z-index="4"><draw:image xlink:href="Pictures/10000201000003AE00000500830AE1D7E1F1769F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5" text:anchor-type="char" svg:x="2.602in" svg:y="0.172in" svg:width="1.9917in" svg:height="1.2752in" draw:z-index="5"><draw:image xlink:href="Pictures/1000020100000780000004CD3D56601A41D2C651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3" text:anchor-type="char" svg:width="1.2256in" svg:height="1.0764in" draw:z-index="3"><draw:image xlink:href="Pictures/10000201000005000000046475982D7997FF308E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text:anchor-type="paragraph" draw:z-index="1" draw:name="Shape1" draw:style-name="gr1" draw:text-style-name="P2" svg:width="1.6587in" svg:height="0.6906in" svg:x="2.7634in" svg:y="1.3846in"><draw:text-box><text:p><text:span text:style-name="T1">48.3 V</text:span></text:p></draw:text-box></draw:frame><draw:frame draw:style-name="fr1" draw:name="Image1" text:anchor-type="char" svg:x="1.2929in" svg:y="1.7102in" svg:width="3.9398in" svg:height="1.9701in" draw:z-index="0"><draw:image xlink:href="Pictures/1000020100000500000002801120CDC3D9280862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 Arabic UI1" svg:font-family="'Noto Sans Arabic U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Arabic UI" style:font-size-complex="12pt" style:language-complex="ar" style:country-complex="LB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Arabic UI" style:font-size-complex="12pt" style:language-complex="ar" style:country-complex="LB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Arabic UI" style:font-family-complex="'Noto Sans Arabic U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Arabic UI1" style:font-family-complex="'Noto Sans Arabic U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Arabic UI1" style:font-family-complex="'Noto Sans Arabic U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Arabic UI1" style:font-family-complex="'Noto Sans Arabic U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10T21:48:44.914713773</meta:creation-date>
    <dc:date>2022-09-13T21:29:19.849055333</dc:date>
    <meta:editing-duration>PT19M32S</meta:editing-duration>
    <meta:editing-cycles>2</meta:editing-cycles>
    <meta:generator>LibreOffice/6.4.7.2$Linux_X86_64 LibreOffice_project/40$Build-2</meta:generator>
    <meta:document-statistic meta:table-count="0" meta:image-count="5" meta:object-count="0" meta:page-count="2" meta:paragraph-count="0" meta:word-count="0" meta:character-count="0" meta:non-whitespace-character-count="0"/>
  </office:meta>
</office:document-meta>
</file>